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382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F1" style:family="table-cell">
      <style:table-cell-properties fo:background-color="#00599d" fo:padding="0.0382in" fo:border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3" style:family="table-cell" style:data-style-name="N0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F5" style:family="table-cell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6" style:family="table-cell">
      <style:table-cell-properties fo:background-color="#adc5e7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edb8" officeooo:paragraph-rsid="0014ed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edb8" officeooo:paragraph-rsid="0014ed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1f8" officeooo:paragraph-rsid="001d0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de1e" officeooo:paragraph-rsid="001bd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414f" officeooo:paragraph-rsid="00194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053" officeooo:paragraph-rsid="0015f0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8fb7" officeooo:paragraph-rsid="00178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053" officeooo:paragraph-rsid="0015f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8fb7" officeooo:paragraph-rsid="00178f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414f" officeooo:paragraph-rsid="00194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1c9a" officeooo:paragraph-rsid="0022e9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82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5cc3" officeooo:paragraph-rsid="00205c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0ef2" officeooo:paragraph-rsid="00240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40ef2" officeooo:paragraph-rsid="00240e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c6edb"/>
    </style:style>
    <style:style style:name="T2" style:family="text">
      <style:text-properties officeooo:rsid="001e1c9a"/>
    </style:style>
    <style:style style:name="T3" style:family="text">
      <style:text-properties officeooo:rsid="001e8225"/>
    </style:style>
    <style:style style:name="T4" style:family="text">
      <style:text-properties officeooo:rsid="00205cc3"/>
    </style:style>
    <style:style style:name="T5" style:family="text">
      <style:text-properties officeooo:rsid="0020f230"/>
    </style:style>
    <style:style style:name="T6" style:family="text">
      <style:text-properties officeooo:rsid="0022e92b"/>
    </style:style>
    <style:style style:name="T7" style:family="text">
      <style:text-properties officeooo:rsid="00240ef2"/>
    </style:style>
    <style:style style:name="T8" style:family="text">
      <style:text-properties officeooo:rsid="00247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Algebra 1 <text:s text:c="2"/><text:span text:style-name="T5">5/</text:span><text:span text:style-name="T8">13</text:span><text:span text:style-name="T3"> </text:span>– <text:span text:style-name="T4">5/</text:span><text:span text:style-name="T5">1</text:span><text:span text:style-name="T8">7</text:span> <text:s text:c="2"/>Dr. Stockett</text:p>
      <text:p text:style-name="P2"/>
      <text:p text:style-name="P2"/>
      <table:table table:name="Table1" table:style-name="Table1" table:template-name="Box List Blue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 table:style-name="Table1.1">
          <table:table-cell table:style-name="Table1.A2" office:value-type="string">
            <text:p text:style-name="P6">Standards and benchmarks</text:p>
          </table:table-cell>
          <table:table-cell table:style-name="Table1.A2" office:value-type="string">
            <text:p text:style-name="P7">HSA.REI.B</text:p>
          </table:table-cell>
          <table:table-cell table:style-name="Table1.A2" office:value-type="string">
            <text:p text:style-name="P7">HSA.REI.<text:span text:style-name="T6">A</text:span></text:p>
          </table:table-cell>
          <table:table-cell table:style-name="Table1.A2" office:value-type="string">
            <text:p text:style-name="P7">HSA.REI.B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18"/>
          </table:table-cell>
        </table:table-row>
        <table:table-row table:style-name="Table1.1">
          <table:table-cell table:style-name="Table1.A3" office:value-type="string">
            <text:p text:style-name="P6">Vocabulary</text:p>
          </table:table-cell>
          <table:table-cell table:style-name="Table1.A3" office:value-type="string">
            <text:p text:style-name="P20">Frequency tables</text:p>
          </table:table-cell>
          <table:table-cell table:style-name="Table1.A3" office:value-type="string">
            <text:p text:style-name="P20">Histograms</text:p>
          </table:table-cell>
          <table:table-cell table:style-name="Table1.A3" office:value-type="string">
            <text:p text:style-name="P20">Scatter plots</text:p>
          </table:table-cell>
          <table:table-cell table:style-name="Table1.A3" office:value-type="string">
            <text:p text:style-name="P19"/>
          </table:table-cell>
          <table:table-cell table:style-name="Table1.F3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6">I can ..</text:p>
          </table:table-cell>
          <table:table-cell table:style-name="Table1.A2" office:value-type="string">
            <text:p text:style-name="P10"><text:span text:style-name="T1">I </text:span><text:span text:style-name="T2">can </text:span><text:span text:style-name="T7">read and create frequency tables</text:span></text:p>
          </table:table-cell>
          <table:table-cell table:style-name="Table1.A2" office:value-type="string">
            <text:p text:style-name="P8">I <text:span text:style-name="T1">can </text:span><text:span text:style-name="T7">read and create histograms</text:span></text:p>
          </table:table-cell>
          <table:table-cell table:style-name="Table1.A2" office:value-type="string">
            <text:p text:style-name="P16">I<text:span text:style-name="T6"> can </text:span><text:span text:style-name="T7">read and create scatter plots</text:span></text:p>
          </table:table-cell>
          <table:table-cell table:style-name="Table1.A2" office:value-type="string">
            <text:p text:style-name="P20">I can recall material.</text:p>
          </table:table-cell>
          <table:table-cell table:style-name="Table1.F2" office:value-type="string">
            <text:p text:style-name="P20">I can recall material</text:p>
          </table:table-cell>
        </table:table-row>
        <table:table-row table:style-name="Table1.1">
          <table:table-cell table:style-name="Table1.A3" office:value-type="string">
            <text:p text:style-name="P11">Activities</text:p>
          </table:table-cell>
          <table:table-cell table:style-name="Table1.A3" office:value-type="string">
            <text:p text:style-name="P12">Ppt </text:p>
          </table:table-cell>
          <table:table-cell table:style-name="Table1.A3" office:value-type="string">
            <text:p text:style-name="P12">Guided Notes</text:p>
          </table:table-cell>
          <table:table-cell table:style-name="Table1.A3" office:value-type="string">
            <text:p text:style-name="P10">Ppt</text:p>
          </table:table-cell>
          <table:table-cell table:style-name="Table1.A3" office:value-type="string">
            <text:p text:style-name="P20">review</text:p>
          </table:table-cell>
          <table:table-cell table:style-name="Table1.F5" office:value-type="string">
            <text:p text:style-name="P20">review</text:p>
          </table:table-cell>
        </table:table-row>
        <table:table-row table:style-name="Table1.1">
          <table:table-cell table:style-name="Table1.A6" office:value-type="string">
            <text:p text:style-name="P13">Assessment</text:p>
          </table:table-cell>
          <table:table-cell table:style-name="Table1.B6" office:value-type="string">
            <text:p text:style-name="P14">BOW assessment</text:p>
          </table:table-cell>
          <table:table-cell table:style-name="Table1.C6" office:value-type="string">
            <text:p text:style-name="P15">Binder Update</text:p>
          </table:table-cell>
          <table:table-cell table:style-name="Table1.D6" office:value-type="string">
            <text:p text:style-name="P14">MOW assessment</text:p>
          </table:table-cell>
          <table:table-cell table:style-name="Table1.E6" office:value-type="string">
            <text:p text:style-name="P15">Binder Update</text:p>
          </table:table-cell>
          <table:table-cell table:style-name="Table1.F6" office:value-type="string">
            <text:p text:style-name="P21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2T19:01:43.653982663</dc:date>
    <meta:editing-duration>PT42M8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1" meta:paragraph-count="32" meta:word-count="76" meta:character-count="479" meta:non-whitespace-character-count="423"/>
  </office:meta>
</office:document-meta>
</file>